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draw="urn:oasis:names:tc:opendocument:xmlns:drawing:1.0">
  <office:body>
    <office:text>
      <text:h text:outline-level="1">DocParse ODT Test</text:h>
      <text:p text:style-name="Standard">This is a test OpenDocument Text file parsed by pure AILANG.</text:p>
      <text:h text:outline-level="2">Features</text:h>
      <text:list>
        <text:list-item>
          <text:p>Native ODT parsing</text:p>
        </text:list-item>
        <text:list-item>
          <text:p>No LibreOffice dependency</text:p>
        </text:list-item>
        <text:list-item>
          <text:p>Pure AILANG implementation</text:p>
        </text:list-item>
      </text:list>
      <text:h text:outline-level="2">Comparison</text:h>
      <table:table table:name="Comparison">
        <table:table-row>
          <table:table-cell>
            <text:p>Feature</text:p>
          </table:table-cell>
          <table:table-cell>
            <text:p>DocParse</text:p>
          </table:table-cell>
          <table:table-cell>
            <text:p>Others</text:p>
          </table:table-cell>
        </table:table-row>
        <table:table-row>
          <table:table-cell>
            <text:p>Native ODT</text:p>
          </table:table-cell>
          <table:table-cell>
            <text:p>Yes</text:p>
          </table:table-cell>
          <table:table-cell>
            <text:p>No</text:p>
          </table:table-cell>
        </table:table-row>
        <table:table-row>
          <table:table-cell>
            <text:p>Dependencies</text:p>
          </table:table-cell>
          <table:table-cell>
            <text:p>Zero</text:p>
          </table:table-cell>
          <table:table-cell>
            <text:p>Many</text:p>
          </table:table-cell>
        </table:table-row>
      </table:table>
      <text:p text:style-name="Standard">DocParse fills the strategic gap in document parsing.</text:p>
    </office:text>
  </office:body>
</office:document-content>
</file>

<file path=meta.xml><?xml version="1.0" encoding="utf-8"?>
<office:document-meta xmlns:office="urn:oasis:names:tc:opendocument:xmlns:office:1.0" xmlns:dc="http://purl.org/dc/elements/1.1/" xmlns:meta="urn:oasis:names:tc:opendocument:xmlns:meta:1.0">
  <office:meta>
    <dc:title>DocParse ODT Test</dc:title>
    <dc:creator>AILANG Team</dc:creator>
    <dc:date>2024-06-15</dc:date>
    <meta:document-statistic meta:page-count="2"/>
  </office:meta>
</office:document-meta>
</file>